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00000026C3EC392AC27557720.png" manifest:media-type="image/png"/>
  <manifest:file-entry manifest:full-path="Pictures/1000020100000384000002855601B0C951160C65.png" manifest:media-type="image/png"/>
  <manifest:file-entry manifest:full-path="Pictures/10000201000003DB000002B720FA61F4933B23AE.png" manifest:media-type="image/png"/>
  <manifest:file-entry manifest:full-path="Pictures/1000020100000403000002DAE8EC755F24715E2D.png" manifest:media-type="image/png"/>
  <manifest:file-entry manifest:full-path="Pictures/10000201000003EC000002C8986592D38CA89689.png" manifest:media-type="image/png"/>
  <manifest:file-entry manifest:full-path="Pictures/10000201000003880000026AB542CE0AC3C761DC.png" manifest:media-type="image/png"/>
  <manifest:file-entry manifest:full-path="Pictures/10000201000003EA000002810A1AED255D43E60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4" svg:x="1.476cm" svg:y="1.589cm" svg:width="17.949cm" svg:height="12.864cm" draw:z-index="6">
        <draw:image xlink:href="Pictures/1000020100000384000002855601B0C951160C65.png" xlink:type="simple" xlink:show="embed" xlink:actuate="onLoad" loext:mime-type="image/png"/>
      </draw:frame>
      <draw:frame draw:style-name="fr1" draw:name="Image6" text:anchor-type="page" text:anchor-page-number="3" svg:x="1.785cm" svg:y="14.914cm" svg:width="17.762cm" svg:height="12.506cm" draw:z-index="5">
        <draw:image xlink:href="Pictures/10000201000003DB000002B720FA61F4933B23AE.png" xlink:type="simple" xlink:show="embed" xlink:actuate="onLoad" loext:mime-type="image/png"/>
      </draw:frame>
      <draw:frame draw:style-name="fr1" draw:name="Image5" text:anchor-type="page" text:anchor-page-number="3" svg:x="1.651cm" svg:y="1.009cm" svg:width="18.085cm" svg:height="12.853cm" draw:z-index="4">
        <draw:image xlink:href="Pictures/1000020100000403000002DAE8EC755F24715E2D.png" xlink:type="simple" xlink:show="embed" xlink:actuate="onLoad" loext:mime-type="image/png"/>
      </draw:frame>
      <draw:frame draw:style-name="fr1" draw:name="Image4" text:anchor-type="page" text:anchor-page-number="2" svg:x="1.401cm" svg:y="15.66cm" svg:width="18.269cm" svg:height="12.203cm" draw:z-index="3">
        <draw:image xlink:href="Pictures/10000201000003A00000026C3EC392AC27557720.png" xlink:type="simple" xlink:show="embed" xlink:actuate="onLoad" loext:mime-type="image/png"/>
      </draw:frame>
      <draw:frame draw:style-name="fr1" draw:name="Image3" text:anchor-type="page" text:anchor-page-number="2" svg:x="1.616cm" svg:y="1.538cm" svg:width="18.124cm" svg:height="12.852cm" draw:z-index="2">
        <draw:image xlink:href="Pictures/10000201000003EC000002C8986592D38CA89689.png" xlink:type="simple" xlink:show="embed" xlink:actuate="onLoad" loext:mime-type="image/png"/>
      </draw:frame>
      <draw:frame draw:style-name="fr1" draw:name="Image2" text:anchor-type="page" text:anchor-page-number="1" svg:x="1.778cm" svg:y="13.25cm" svg:width="17.625cm" svg:height="12.047cm" draw:z-index="1">
        <draw:image xlink:href="Pictures/10000201000003880000026AB542CE0AC3C761DC.png" xlink:type="simple" xlink:show="embed" xlink:actuate="onLoad" loext:mime-type="image/png"/>
      </draw:frame>
      <draw:frame draw:style-name="fr1" draw:name="Image1" text:anchor-type="page" text:anchor-page-number="1" svg:x="1.591cm" svg:y="1.249cm" svg:width="17.835cm" svg:height="11.254cm" draw:z-index="0">
        <draw:image xlink:href="Pictures/10000201000003EA000002810A1AED255D43E607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oft-page-break/>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8T20:58:55.139000000</meta:creation-date>
    <dc:date>2022-05-08T21:10:51.106000000</dc:date>
    <meta:editing-duration>PT1M45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6.3.2.2$Windows_X86_64 LibreOffice_project/98b30e735bda24bc04ab42594c85f7fd8be07b9c</meta:generator>
  </office:meta>
</office:document-meta>
</file>